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198167" officeooo:paragraph-rsid="00198167"/>
    </style:style>
    <style:style style:name="P2" style:family="paragraph" style:parent-style-name="Standard">
      <style:text-properties fo:color="#ff0000" officeooo:rsid="00184437" officeooo:paragraph-rsid="00184437"/>
    </style:style>
    <style:style style:name="P3" style:family="paragraph" style:parent-style-name="Text_20_body">
      <style:text-properties officeooo:paragraph-rsid="000ab4f6"/>
    </style:style>
    <style:style style:name="P4" style:family="paragraph" style:parent-style-name="Text_20_body">
      <style:text-properties officeooo:paragraph-rsid="0007decb"/>
    </style:style>
    <style:style style:name="P5" style:family="paragraph" style:parent-style-name="Text_20_body">
      <style:text-properties officeooo:rsid="000c20dd" officeooo:paragraph-rsid="0011785e"/>
    </style:style>
    <style:style style:name="P6" style:family="paragraph" style:parent-style-name="Text_20_body">
      <style:text-properties officeooo:rsid="000c20dd" officeooo:paragraph-rsid="001a26ae"/>
    </style:style>
    <style:style style:name="P7" style:family="paragraph" style:parent-style-name="Text_20_body">
      <style:text-properties officeooo:paragraph-rsid="000c20dd"/>
    </style:style>
    <style:style style:name="P8" style:family="paragraph" style:parent-style-name="Text_20_body">
      <style:text-properties officeooo:rsid="0012e013" officeooo:paragraph-rsid="0012e013"/>
    </style:style>
    <style:style style:name="P9" style:family="paragraph" style:parent-style-name="Text_20_body">
      <style:text-properties fo:color="#ff0000" officeooo:rsid="0012e013" officeooo:paragraph-rsid="0012e013"/>
    </style:style>
    <style:style style:name="P10" style:family="paragraph" style:parent-style-name="Text_20_body">
      <style:text-properties style:text-position="0% 100%" fo:font-weight="normal" style:font-weight-asian="normal" style:font-weight-complex="normal"/>
    </style:style>
    <style:style style:name="P11" style:family="paragraph" style:parent-style-name="Text_20_body">
      <style:text-properties style:text-position="0% 100%" fo:font-weight="normal" officeooo:rsid="000c20dd" officeooo:paragraph-rsid="00141f5f" style:font-weight-asian="normal" style:font-weight-complex="normal"/>
    </style:style>
    <style:style style:name="P12" style:family="paragraph" style:parent-style-name="Contents_20_2">
      <style:paragraph-properties>
        <style:tab-stops>
          <style:tab-stop style:position="13.503cm" style:type="right" style:leader-style="dotted" style:leader-text="."/>
        </style:tab-stops>
      </style:paragraph-properties>
    </style:style>
    <style:style style:name="P13" style:family="paragraph" style:parent-style-name="Contents_20_1">
      <style:paragraph-properties>
        <style:tab-stops>
          <style:tab-stop style:position="14.002cm" style:type="right" style:leader-style="dotted" style:leader-text="."/>
        </style:tab-stops>
      </style:paragraph-properties>
    </style:style>
    <style:style style:name="P14" style:family="paragraph" style:parent-style-name="Contents_20_3">
      <style:paragraph-properties>
        <style:tab-stops>
          <style:tab-stop style:position="13.003cm" style:type="right" style:leader-style="dotted" style:leader-text="."/>
        </style:tab-stops>
      </style:paragraph-properties>
    </style:style>
    <style:style style:name="P15" style:family="paragraph" style:parent-style-name="Standard" style:list-style-name="L5"/>
    <style:style style:name="P16" style:family="paragraph" style:parent-style-name="Standard" style:list-style-name="L7"/>
    <style:style style:name="P17" style:family="paragraph" style:parent-style-name="Standard" style:list-style-name="L8"/>
    <style:style style:name="P18" style:family="paragraph" style:parent-style-name="Standard">
      <style:text-properties officeooo:paragraph-rsid="00254223"/>
    </style:style>
    <style:style style:name="P19" style:family="paragraph" style:parent-style-name="Standard">
      <style:text-properties fo:color="#800000"/>
    </style:style>
    <style:style style:name="P20" style:family="paragraph" style:parent-style-name="Standard" style:list-style-name="L6">
      <style:text-properties fo:color="#800000"/>
    </style:style>
    <style:style style:name="P21" style:family="paragraph" style:parent-style-name="Text_20_body" style:list-style-name="L1"/>
    <style:style style:name="P22" style:family="paragraph" style:parent-style-name="Text_20_body" style:list-style-name="L1">
      <style:text-properties officeooo:rsid="0007fe50" officeooo:paragraph-rsid="0007fe50"/>
    </style:style>
    <style:style style:name="P23" style:family="paragraph" style:parent-style-name="Text_20_body" style:list-style-name="L2"/>
    <style:style style:name="P24" style:family="paragraph" style:parent-style-name="Text_20_body" style:list-style-name="L2">
      <style:text-properties officeooo:rsid="001fa7b6" officeooo:paragraph-rsid="001fa7b6"/>
    </style:style>
    <style:style style:name="P25" style:family="paragraph" style:parent-style-name="Text_20_body" style:list-style-name="L2">
      <style:text-properties fo:font-weight="bold" style:font-weight-asian="bold" style:font-weight-complex="bold"/>
    </style:style>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8"/>
    <style:style style:name="P29" style:family="paragraph" style:parent-style-name="Text_20_body" style:list-style-name="L8">
      <style:text-properties officeooo:paragraph-rsid="000ab4f6"/>
    </style:style>
    <style:style style:name="P30" style:family="paragraph" style:parent-style-name="Text_20_body">
      <style:text-properties officeooo:rsid="00245f56" officeooo:paragraph-rsid="00245f56"/>
    </style:style>
    <style:style style:name="P31" style:family="paragraph" style:parent-style-name="Text_20_body">
      <style:text-properties style:text-position="0% 100%" fo:font-weight="normal" officeooo:rsid="000c20dd" officeooo:paragraph-rsid="00254223" style:font-weight-asian="normal" style:font-weight-complex="normal"/>
    </style:style>
    <style:style style:name="P32" style:family="paragraph" style:parent-style-name="Text_20_body">
      <style:text-properties style:text-position="0% 100%" fo:font-weight="normal" officeooo:rsid="000ab4f6" officeooo:paragraph-rsid="00254223" style:font-weight-asian="normal" style:font-weight-complex="normal"/>
    </style:style>
    <style:style style:name="P33" style:family="paragraph" style:parent-style-name="Text_20_body">
      <style:text-properties officeooo:paragraph-rsid="00254223"/>
    </style:style>
    <style:style style:name="P34" style:family="paragraph" style:parent-style-name="Text_20_body" style:list-style-name="L2">
      <style:text-properties officeooo:rsid="0026d9ae" officeooo:paragraph-rsid="0026d9ae"/>
    </style:style>
    <style:style style:name="P35" style:family="paragraph" style:parent-style-name="Text_20_body" style:list-style-name="L4">
      <style:text-properties officeooo:rsid="002b96c9" officeooo:paragraph-rsid="002b96c9"/>
    </style:style>
    <style:style style:name="P36" style:family="paragraph" style:parent-style-name="Heading_20_1">
      <style:text-properties officeooo:rsid="0012e013" officeooo:paragraph-rsid="00132997"/>
    </style:style>
    <style:style style:name="P37" style:family="paragraph" style:parent-style-name="Heading_20_2">
      <style:text-properties officeooo:paragraph-rsid="0011785e"/>
    </style:style>
    <style:style style:name="P38" style:family="paragraph" style:parent-style-name="Heading_20_2">
      <style:text-properties officeooo:paragraph-rsid="000c20dd"/>
    </style:style>
    <style:style style:name="P39" style:family="paragraph" style:parent-style-name="Heading_20_3">
      <style:text-properties officeooo:rsid="0006d3dd" officeooo:paragraph-rsid="0006d3dd"/>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style:text-position="0% 100%"/>
    </style:style>
    <style:style style:name="T4" style:family="text">
      <style:text-properties style:text-position="0% 100%"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officeooo:rsid="0006d3dd"/>
    </style:style>
    <style:style style:name="T8" style:family="text">
      <style:text-properties officeooo:rsid="0007fe50"/>
    </style:style>
    <style:style style:name="T9" style:family="text">
      <style:text-properties officeooo:rsid="000ab4f6"/>
    </style:style>
    <style:style style:name="T10" style:family="text">
      <style:text-properties officeooo:rsid="000c20dd"/>
    </style:style>
    <style:style style:name="T11" style:family="text">
      <style:text-properties officeooo:rsid="00105722"/>
    </style:style>
    <style:style style:name="T12" style:family="text">
      <style:text-properties officeooo:rsid="0011785e"/>
    </style:style>
    <style:style style:name="T13" style:family="text">
      <style:text-properties officeooo:rsid="00132997"/>
    </style:style>
    <style:style style:name="T14" style:family="text">
      <style:text-properties officeooo:rsid="0017ecb9"/>
    </style:style>
    <style:style style:name="T15" style:family="text">
      <style:text-properties officeooo:rsid="00184437"/>
    </style:style>
    <style:style style:name="T16" style:family="text">
      <style:text-properties officeooo:rsid="001a26ae"/>
    </style:style>
    <style:style style:name="T17" style:family="text">
      <style:text-properties officeooo:rsid="001fa7b6"/>
    </style:style>
    <style:style style:name="T18" style:family="text">
      <style:text-properties officeooo:rsid="001fe778"/>
    </style:style>
    <style:style style:name="T19" style:family="text">
      <style:text-properties officeooo:rsid="0021e4e1"/>
    </style:style>
    <style:style style:name="T20" style:family="text">
      <style:text-properties officeooo:rsid="00245f56"/>
    </style:style>
    <style:style style:name="T21" style:family="text">
      <style:text-properties officeooo:rsid="00254223"/>
    </style:style>
    <style:style style:name="T22" style:family="text">
      <style:text-properties officeooo:rsid="00275e0f"/>
    </style:style>
    <style:style style:name="T23" style:family="text">
      <style:text-properties officeooo:rsid="0029f26d"/>
    </style:style>
    <style:style style:name="T24" style:family="text">
      <style:text-properties officeooo:rsid="002b96c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text:a xlink:type="simple" xlink:href="#__RefHeading___Toc317_1774439683" text:style-name="Index_20_Link" text:visited-style-name="Index_20_Link">Section 1: Document Overview<text:tab/>1</text:a></text:p>
          <text:p text:style-name="P12"><text:a xlink:type="simple" xlink:href="#__RefHeading___Toc219_994534510" text:style-name="Index_20_Link" text:visited-style-name="Index_20_Link">1.1 Document Purpose<text:tab/>1</text:a></text:p>
          <text:p text:style-name="P12"><text:a xlink:type="simple" xlink:href="#__RefHeading___Toc231_994534510" text:style-name="Index_20_Link" text:visited-style-name="Index_20_Link">1.2 Document Structure<text:tab/>1</text:a></text:p>
          <text:p text:style-name="P13"><text:a xlink:type="simple" xlink:href="#__RefHeading___Toc233_994534510" text:style-name="Index_20_Link" text:visited-style-name="Index_20_Link">Section 2: mytaxi Introduction<text:tab/>2</text:a></text:p>
          <text:p text:style-name="P12"><text:a xlink:type="simple" xlink:href="#__RefHeading___Toc319_1774439683" text:style-name="Index_20_Link" text:visited-style-name="Index_20_Link">2.1 Scope<text:tab/>2</text:a></text:p>
          <text:p text:style-name="P14"><text:a xlink:type="simple" xlink:href="#__RefHeading___Toc221_994534510" text:style-name="Index_20_Link" text:visited-style-name="Index_20_Link">2.2.1 Goals<text:tab/>2</text:a></text:p>
          <text:p text:style-name="P12"><text:a xlink:type="simple" xlink:href="#__RefHeading___Toc223_994534510" text:style-name="Index_20_Link" text:visited-style-name="Index_20_Link">2.3 Stakeholders Identification<text:tab/>2</text:a></text:p>
          <text:p text:style-name="P12"><text:a xlink:type="simple" xlink:href="#__RefHeading___Toc327_1774439683" text:style-name="Index_20_Link" text:visited-style-name="Index_20_Link">2.4 Glossary<text:tab/>2</text:a></text:p>
          <text:p text:style-name="P13"><text:a xlink:type="simple" xlink:href="#__RefHeading___Toc229_994534510" text:style-name="Index_20_Link" text:visited-style-name="Index_20_Link">Section 3: Requirement Analysis<text:tab/>3</text:a></text:p>
          <text:p text:style-name="P12"><text:a xlink:type="simple" xlink:href="#__RefHeading___Toc323_1774439683" text:style-name="Index_20_Link" text:visited-style-name="Index_20_Link">3.1 Domain Properties<text:tab/>3</text:a></text:p>
          <text:p text:style-name="P12"><text:a xlink:type="simple" xlink:href="#__RefHeading___Toc329_1774439683" text:style-name="Index_20_Link" text:visited-style-name="Index_20_Link">3.2 Assumptions<text:tab/>4</text:a></text:p>
          <text:p text:style-name="P12"><text:a xlink:type="simple" xlink:href="#__RefHeading___Toc235_994534510" text:style-name="Index_20_Link" text:visited-style-name="Index_20_Link">3.3 Requirements<text:tab/>4</text:a></text:p>
          <text:p text:style-name="P14"><text:a xlink:type="simple" xlink:href="#__RefHeading___Toc237_994534510" text:style-name="Index_20_Link" text:visited-style-name="Index_20_Link">3.3.1 Functional Requirements<text:tab/>4</text:a></text:p>
          <text:p text:style-name="P14"><text:a xlink:type="simple" xlink:href="#__RefHeading___Toc239_994534510" text:style-name="Index_20_Link" text:visited-style-name="Index_20_Link">3.3.2 Non Functional Requirements<text:tab/>4</text:a></text:p>
          <text:p text:style-name="P14"><text:a xlink:type="simple" xlink:href="#__RefHeading___Toc241_994534510" text:style-name="Index_20_Link" text:visited-style-name="Index_20_Link">3.3.3 Constraints<text:tab/>5</text:a></text:p>
          <text:p text:style-name="P13"><text:a xlink:type="simple" xlink:href="#__RefHeading___Toc243_994534510" text:style-name="Index_20_Link" text:visited-style-name="Index_20_Link">Section 4: Use Case Analysis<text:tab/>5</text:a></text:p>
        </text:index-body>
      </text:table-of-content>
      <text:p text:style-name="Standard"/>
      <text:p text:style-name="Standard"/>
      <text:p text:style-name="Standard"/>
      <text:h text:style-name="Heading_20_1" text:outline-level="1"><text:bookmark-start text:name="__RefHeading___Toc317_1774439683"/><text:span text:style-name="T10">Section </text:span>1: <text:span text:style-name="T12">Document Overview</text:span><text:bookmark-end text:name="__RefHeading___Toc317_1774439683"/></text:h>
      <text:h text:style-name="Heading_20_2" text:outline-level="2"><text:bookmark-start text:name="__RefHeading___Toc219_994534510"/>1.1 <text:span text:style-name="T7">Document P</text:span>urpose<text:bookmark-end text:name="__RefHeading___Toc219_994534510"/></text:h>
      <text:p text:style-name="P9">WHAT IS RASD</text:p>
      <text:p text:style-name="P9"/>
      <text:h text:style-name="P37" text:outline-level="2"><text:bookmark-start text:name="__RefHeading___Toc231_994534510"/>1.<text:span text:style-name="T12">2</text:span> <text:span text:style-name="T9">Document Structure</text:span><text:bookmark-end text:name="__RefHeading___Toc231_994534510"/></text:h>
      <text:p text:style-name="P8">The Section 1 talks about what is Requirements Analysis Specification Document (RASD) and how this paper is structured. </text:p>
      <text:p text:style-name="P5">The Section <text:span text:style-name="T12">2</text:span> contains a little introduction of mytaxy service and general informations such as the scope of the service, identified stakeholders and the terminology used.</text:p>
      <text:p text:style-name="P6">The Section <text:span text:style-name="T12">3</text:span> is composed by the analysis of the requirements, from the domain properties to functional and non functional requirements. </text:p>
      <text:p text:style-name="P6"><text:span text:style-name="T16">Section 4 will describe use cases and wil</text:span> be proposed some common scenarios <text:span text:style-name="T16">to the reader.</text:span></text:p>
      <text:h text:style-name="P36" text:outline-level="1"><text:bookmark-start text:name="__RefHeading___Toc233_994534510"/><text:soft-page-break/>Section 2: mytaxi <text:span text:style-name="T17">Introduction</text:span><text:bookmark-end text:name="__RefHeading___Toc233_994534510"/></text:h>
      <text:h text:style-name="Heading_20_2" text:outline-level="2"><text:bookmark-start text:name="__RefHeading___Toc319_1774439683"/><text:span text:style-name="T13">2</text:span>.<text:span text:style-name="T13">1</text:span> Scope<text:bookmark-end text:name="__RefHeading___Toc319_1774439683"/></text:h>
      <text:p text:style-name="P4">The purpose of the project is to develop a web-based service that manages the taxi service. <text:span text:style-name="T20">Using their smartphone, or a web-app, users can request a taxi ride in a simple way. Also <text:s/>taxi drivers will use their smartphone for accept or reject requests of performance. </text:span></text:p>
      <text:h text:style-name="P39" text:outline-level="3"><text:bookmark-start text:name="__RefHeading___Toc221_994534510"/><text:span text:style-name="T13">2</text:span>.2.1 Goals<text:bookmark-end text:name="__RefHeading___Toc221_994534510"/></text:h>
      <text:p text:style-name="Text_20_body">The main goals of <text:span text:style-name="T8">the proposed</text:span> service will be:</text:p>
      <text:list xml:id="list724438055876178684" text:style-name="L1">
        <text:list-item>
          <text:p text:style-name="P21">Simplify the access of passengers to the service.</text:p>
        </text:list-item>
        <text:list-item>
          <text:p text:style-name="P21">Make easier for taxi drivers to find customers.</text:p>
        </text:list-item>
        <text:list-item>
          <text:p text:style-name="P22">Develop a system that let taxi drivers choose in which zone of the city operate, <text:span text:style-name="T20">also mantaining taxi service available in every zone of the city.</text:span></text:p>
        </text:list-item>
        <text:list-item>
          <text:p text:style-name="P21">Guarantee a fair management of taxi queues.</text:p>
        </text:list-item>
      </text:list>
      <text:h text:style-name="P38" text:outline-level="2"><text:bookmark-start text:name="__RefHeading___Toc223_994534510"/><text:span text:style-name="T13">2</text:span>.<text:span text:style-name="T10">3</text:span> <text:span text:style-name="T11">S</text:span>takeholders <text:span text:style-name="T17">Identification</text:span><text:bookmark-end text:name="__RefHeading___Toc223_994534510"/></text:h>
      <text:p text:style-name="P30">City municipality can be a trivial stakeholder of mytaxy service. </text:p>
      <text:p text:style-name="P30">A taxi company can also be a valid stakeholder if he want to manage its taxi fleet in a simple way.</text:p>
      <text:p text:style-name="P30">Citizens or tourist of a city can also be stakeholders.</text:p>
      <text:p text:style-name="P7"/>
      <text:h text:style-name="Heading_20_2" text:outline-level="2"><text:bookmark-start text:name="__RefHeading___Toc327_1774439683"/><text:span text:style-name="T13">2</text:span>.<text:span text:style-name="T10">4</text:span> Glossary<text:bookmark-end text:name="__RefHeading___Toc327_1774439683"/></text:h>
      <text:list xml:id="list7849037055658840934" text:style-name="L2">
        <text:list-item>
          <text:p text:style-name="P23"><text:span text:style-name="T5">Customer</text:span> / <text:span text:style-name="T5">Passenger</text:span><text:span text:style-name="T6">: a citizen who requires a taxi ride using the service.</text:span></text:p>
        </text:list-item>
        <text:list-item>
          <text:p text:style-name="P23"><text:span text:style-name="T5">Confirmation</text:span><text:span text:style-name="T6">: after a request is taken in charge by a taxi driver, the system generates a confirmation that will be sent to the customer. The confirmation informs the customer about the waiting time and the code of the taxi.</text:span></text:p>
        </text:list-item>
        <text:list-item>
          <text:p text:style-name="P24"><text:span text:style-name="T5">mytaxy</text:span><text:span text:style-name="T6">: is the service proposed in this document. </text:span></text:p>
        </text:list-item>
        <text:list-item>
          <text:p text:style-name="P34"><text:span text:style-name="T5">Performance</text:span><text:span text:style-name="T6">: in this paper is synonym of the term Ride.</text:span></text:p>
        </text:list-item>
        <text:list-item>
          <text:p text:style-name="P25">Request<text:span text:style-name="T6">: when a customer requests for a ride to the system, this will </text:span><text:soft-page-break/><text:span text:style-name="T6">generate a request that will be forwarded to a taxi driver, containing information about the customer (such as his/hers name and surname provided during the registration to the system, etc.) and the origin of the ride. </text:span></text:p>
        </text:list-item>
        <text:list-item>
          <text:p text:style-name="P25">Reservation<text:span text:style-name="T6">: when a customer wants to book a ride, the system will generate a reservation instance. The reservation must be made at least 2 hours before the ride, but the request is processed by the system only 10 minutes before the performance takes place. Despite of the request, the customer must also provide to the system the destination of the ride</text:span></text:p>
        </text:list-item>
        <text:list-item>
          <text:p text:style-name="P25"><text:span text:style-name="T22">(Taxi) </text:span>Ride<text:span text:style-name="T6">: performance made by a taxi driver that take a customer from a place to the desired destination.</text:span></text:p>
        </text:list-item>
        <text:list-item>
          <text:p text:style-name="P25">Taxi Driver<text:span text:style-name="T6">: the one who drives, and also usually owns, a taxi. He will use the service to find customers.</text:span></text:p>
        </text:list-item>
        <text:list-item>
          <text:p text:style-name="P23"><text:span text:style-name="T5">Zone</text:span><text:span text:style-name="T6"> : a zone is a section which the city is divided in. Zones are 2 km</text:span><text:span text:style-name="T2">2</text:span><text:span text:style-name="T4"> wide.</text:span></text:p>
        </text:list-item>
      </text:list>
      <text:p text:style-name="P10"/>
      <text:h text:style-name="Heading_20_1" text:outline-level="1"><text:bookmark-start text:name="__RefHeading___Toc229_994534510"/><text:span text:style-name="T10">Section 3</text:span>: Requirement Analysis<text:bookmark-end text:name="__RefHeading___Toc229_994534510"/></text:h>
      <text:p text:style-name="P11"/>
      <text:h text:style-name="Heading_20_2" text:outline-level="2"><text:bookmark-start text:name="__RefHeading___Toc323_1774439683"/><text:span text:style-name="T13">3.1</text:span> Domain Properties<text:bookmark-end text:name="__RefHeading___Toc323_1774439683"/></text:h>
      <text:list xml:id="list656940061469274704" text:style-name="L3">
        <text:list-item>
          <text:p text:style-name="P26">The City is divided in taxi zones.</text:p>
        </text:list-item>
        <text:list-item>
          <text:p text:style-name="P26">Zones are 2 km<text:span text:style-name="T1">2</text:span><text:span text:style-name="T3"> wide.</text:span></text:p>
        </text:list-item>
        <text:list-item>
          <text:p text:style-name="P26">The position of a taxi is known by receiving GPS coordinates of the navigator installed on it.</text:p>
        </text:list-item>
        <text:list-item>
          <text:p text:style-name="P26">A taxi is associated to a zone if its location is inside the zone's boundaries.</text:p>
        </text:list-item>
      </text:list>
      <text:p text:style-name="Text_20_body"/>
      <text:h text:style-name="Heading_20_2" text:outline-level="2"><text:bookmark-start text:name="__RefHeading___Toc329_1774439683"/><text:span text:style-name="T13">3.2</text:span> Assumptions<text:bookmark-end text:name="__RefHeading___Toc329_1774439683"/></text:h>
      <text:p text:style-name="Text_20_body">This section will clarify some points that aren't explained in the specification document.</text:p>
      <text:list xml:id="list5768742503196452203" text:style-name="L4">
        <text:list-item>
          <text:p text:style-name="P27"><text:span text:style-name="T24">Every taxi driver should have installed the mytaxi</text:span> <text:span text:style-name="T24">application on their </text:span><text:soft-page-break/><text:span text:style-name="T24">smartphone for the sake of</text:span> establish the position of the vehicle <text:span text:style-name="T24">and, so,</text:span> assign <text:span text:style-name="T24">him</text:span> to a zone of the city.</text:p>
        </text:list-item>
        <text:list-item>
          <text:p text:style-name="P35">We assume that taxi drivers will accept or refuse a request in an admissible time, for example 1 minute.</text:p>
        </text:list-item>
      </text:list>
      <text:p text:style-name="Text_20_body"/>
      <text:h text:style-name="Heading_20_2" text:outline-level="2"><text:bookmark-start text:name="__RefHeading___Toc235_994534510"/><text:span text:style-name="T14">3.3 </text:span>Requirements<text:bookmark-end text:name="__RefHeading___Toc235_994534510"/></text:h>
      <text:h text:style-name="Heading_20_3" text:outline-level="3">3.3.1 Functional <text:span text:style-name="T18">R</text:span>equirements</text:h>
      <text:h text:style-name="Heading_20_4" text:outline-level="4">3.3.1.1 Overview</text:h>
      <text:p text:style-name="P18">Passengers can use an app installed on their phone or a web-app to request or reserve a taxi ride. Taxi drivers will also use the same app to inform the system about their availability and to confirm requests made by customers.</text:p>
      <text:p text:style-name="P33">A customer can send a request for a performance to the system; the system will forward the request to the first taxi available. The taxi driver can accept or refuse the request: in the case of rejection the system will contact the second available taxi and so on. When the request is accepted by a driver, the customer is notified with the waiting time and the code of the taxi.</text:p>
      <text:p text:style-name="P32">If a customer wants to book a ride, it can also make a reservation.</text:p>
      <text:p text:style-name="P31">If there no available taxi in the zone, the system will try to contact the three nearest taxis in the city outside the inquired zone. </text:p>
      <text:p text:style-name="P31"/>
      <text:h text:style-name="Heading_20_4" text:outline-level="4">3.3.1.<text:span text:style-name="T21">2</text:span> <text:span text:style-name="T21">Analysis</text:span></text:h>
      <text:p text:style-name="Standard">Passenger-related</text:p>
      <text:list xml:id="list1223514874698761636" text:style-name="L5">
        <text:list-item>
          <text:p text:style-name="P15">A passenger should be able to call a taxi using the application (or the web-app) <text:span text:style-name="T23">submitting the origin of the destination.</text:span></text:p>
        </text:list-item>
        <text:list-item>
          <text:p text:style-name="P15">A passenger should be able to book a ride submitting the origin of the ride, the destination and the hour.</text:p>
        </text:list-item>
      </text:list>
      <text:p text:style-name="P19">System-related</text:p>
      <text:list xml:id="list5507383665607010045" text:style-name="L6">
        <text:list-item>
          <text:p text:style-name="P20">The system should try to match in a fair way available taxis an passengers with a system of queue zone based</text:p>
        </text:list-item>
      </text:list>
      <text:p text:style-name="Standard">Taxi Driver-related</text:p>
      <text:list xml:id="list8424065309318965758" text:style-name="L7">
        <text:list-item>
          <text:p text:style-name="P16"><text:span text:style-name="T23">A</text:span> taxi driver should be able to take in charge or refuse a passenger's request.</text:p>
        </text:list-item>
      </text:list>
      <text:p text:style-name="Standard"/>
      <text:h text:style-name="Heading_20_3" text:outline-level="3"><text:bookmark-start text:name="__RefHeading___Toc239_994534510"/><text:soft-page-break/><text:span text:style-name="T14">3.3.2 </text:span>Non <text:span text:style-name="T18">F</text:span>unctional <text:span text:style-name="T18">R</text:span>equirements<text:bookmark-end text:name="__RefHeading___Toc239_994534510"/></text:h>
      <text:p text:style-name="Standard"/>
      <text:p text:style-name="P2">NEED TO BE FILLED</text:p>
      <text:p text:style-name="Standard"/>
      <text:h text:style-name="Heading_20_3" text:outline-level="3"><text:bookmark-start text:name="__RefHeading___Toc241_994534510"/><text:span text:style-name="T15">3.3.3 </text:span>Constraints<text:bookmark-end text:name="__RefHeading___Toc241_994534510"/></text:h>
      <text:list xml:id="list2964635922774775924" text:style-name="L8">
        <text:list-item>
          <text:p text:style-name="P17">Internet connection is required for accessing to the service.</text:p>
          <text:p text:style-name="P17"/>
        </text:list-item>
        <text:list-item>
          <text:p text:style-name="P28">A customer, in order to use the system, must register choosing an email and a password (using them will allow the user to sign in to the system) and inserting his name and surname. When the customer makes a request or a reservation his name and surname will be sent to the taxi driver, in this way he can recognize the customer who asked for his service.</text:p>
        </text:list-item>
        <text:list-item>
          <text:p text:style-name="P28">If the customer is using the system with the app installed on his smartphone, he can decide to select the origin of the ride using the GPS instead of inserting it manually.</text:p>
        </text:list-item>
        <text:list-item>
          <text:p text:style-name="P28">If the customer makes a request but there isn't any taxi available in his zone, he has to wait until there's a free taxi to make a valid request. The same policy is applied if the customer makes a reservation and 10 minutes before the chosen hour there isn't any free taxi.</text:p>
        </text:list-item>
        <text:list-item>
          <text:p text:style-name="P29">When the customer makes a reservation, he will be notified at once if the procedure has been made correctly; then 10 minutes before the time of the ride, when the taxi is allocated, he will receive the confirmation (if there's a free taxi in his zone).</text:p>
        </text:list-item>
      </text:list>
      <text:p text:style-name="P3"/>
      <text:h text:style-name="Heading_20_1" text:outline-level="1"><text:bookmark-start text:name="__RefHeading___Toc243_994534510"/>Section 4: Use <text:span text:style-name="T19">C</text:span>ase <text:span text:style-name="T19">A</text:span>nalysis<text:bookmark-end text:name="__RefHeading___Toc243_99453451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Addressee" style:family="paragraph" style:parent-style-name="Standard" style:class="extra">
      <style:paragraph-properties fo:margin-top="0cm" fo:margin-bottom="0.106cm" loext:contextual-spacing="false"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right" style:display-name="Header right"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98167" officeooo:paragraph-rsid="00198167"/>
    </style:style>
    <style:page-layout style:name="Mpm1">
      <style:page-layout-properties fo:page-width="21.59cm" fo:page-height="27.94cm" style:num-format="1" style:print-orientation="portrait" fo:margin-top="2cm" fo:margin-bottom="2cm" fo:margin-left="4.013cm" fo:margin-right="3.575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9T22:04:40.143529571</meta:creation-date>
    <dc:date>2015-10-22T13:37:12.225565696</dc:date>
    <meta:editing-duration>PT5H13M52S</meta:editing-duration>
    <meta:editing-cycles>99</meta:editing-cycles>
    <meta:generator>LibreOffice/5.0.2.2$Linux_X86_64 LibreOffice_project/00m0$Build-2</meta:generator>
    <meta:document-statistic meta:table-count="0" meta:image-count="0" meta:object-count="0" meta:page-count="5" meta:paragraph-count="83" meta:word-count="1163" meta:character-count="6506" meta:non-whitespace-character-count="5446"/>
  </office:meta>
</office:document-meta>
</file>